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mfortaa Light" svg:font-family="'Comfortaa Light'"/>
    <style:font-face style:name="Comfortaa Light3" svg:font-family="'Comfortaa Light'" style:font-adornments="Light"/>
    <style:font-face style:name="Comfortaa Light2" svg:font-family="'Comfortaa Light'" style:font-pitch="variable"/>
    <style:font-face style:name="Comfortaa Light1" svg:font-family="'Comfortaa Light'" style:font-adornments="Light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004586" draw:marker-start-width="0cm" draw:marker-end-width="0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4586" draw:marker-start-width="0cm" draw:marker-end-width="0cm" draw:textarea-horizontal-align="justify" draw:textarea-vertical-align="middle" draw:auto-grow-height="false" fo:min-height="0.11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39cm" fo:padding-top="0.125cm" fo:padding-bottom="0.125cm" fo:padding-left="0.25cm" fo:padding-right="0.25cm"/>
      <style:paragraph-properties style:writing-mode="lr-tb"/>
    </style:style>
    <style:style style:name="gr5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814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906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>
      <style:graphic-properties draw:stroke="solid" svg:stroke-width="0cm" svg:stroke-color="#004586" draw:marker-start-width="0cm" draw:marker-end-width="0cm" draw:fill="none" draw:fill-color="#ffffff" fo:min-height="1.168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779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258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608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>
      <style:graphic-properties draw:stroke="solid" svg:stroke-width="0cm" svg:stroke-color="#004586" draw:marker-start-width="0cm" draw:marker-end-width="0cm" draw:fill="none" draw:fill-color="#ffffff" fo:min-height="1.274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639cm" fo:padding-top="0.125cm" fo:padding-bottom="0.125cm" fo:padding-left="0.25cm" fo:padding-right="0.25cm"/>
      <style:paragraph-properties style:writing-mode="lr-tb"/>
    </style:style>
    <style:style style:name="gr13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893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>
      <style:graphic-properties draw:stroke="solid" svg:stroke-width="0cm" svg:stroke-color="#004586" draw:marker-start-width="0cm" draw:marker-end-width="0cm" draw:fill="none" draw:fill-color="#ffffff" fo:min-height="0.417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4586" draw:marker-start-width="0cm" draw:marker-end-width="0cm" draw:fill="none" draw:fill-color="#ffffff" fo:min-height="0.004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svg:stroke-width="0cm" svg:stroke-color="#004586" draw:marker-start-width="0cm" draw:marker-end-width="0cm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solid" svg:stroke-color="#004586" draw:fill="none" draw:fill-color="#ffffff" fo:min-height="0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  <style:text-properties style:font-name="Comfortaa Light1" fo:font-size="10pt" fo:font-style="normal" fo:font-weight="250"/>
    </style:style>
    <style:style style:name="P2" style:family="paragraph">
      <style:paragraph-properties fo:text-align="center"/>
      <style:text-properties style:font-name="Comfortaa Light1" fo:font-size="10pt" fo:font-style="normal" fo:font-weight="250"/>
    </style:style>
    <style:style style:name="P3" style:family="paragraph">
      <style:text-properties style:font-name="Comfortaa Light1" fo:font-size="10pt" fo:font-style="normal" fo:font-weight="250"/>
    </style:style>
    <style:style style:name="P4" style:family="paragraph">
      <loext:graphic-properties draw:fill="none" draw:fill-color="#ffffff"/>
      <style:text-properties style:font-name="Comfortaa Light1" fo:font-size="10pt" fo:font-style="normal" fo:font-weight="250"/>
    </style:style>
    <style:style style:name="P5" style:family="paragraph">
      <style:text-properties style:font-name="Comfortaa Light1" fo:font-size="10pt" fo:font-style="normal" fo:font-weight="250" style:font-size-asian="18pt" style:font-size-complex="18pt"/>
    </style:style>
    <style:style style:name="P6" style:family="paragraph">
      <loext:graphic-properties draw:fill="none" draw:fill-color="#ffffff"/>
      <style:text-properties style:font-name="Comfortaa Light1" fo:font-size="10pt" fo:font-style="normal" fo:font-weight="250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Comfortaa Light1" fo:font-size="10pt" fo:font-style="normal" fo:font-weight="250" style:font-size-asian="18pt" style:font-size-complex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omfortaa Light1" fo:font-size="10pt" fo:font-style="normal" fo:font-weight="250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style:font-name="Comfortaa Light1" fo:font-size="12pt" fo:font-weight="250" style:font-size-asian="18pt" style:font-size-complex="18pt"/>
    </style:style>
    <style:style style:name="P11" style:family="paragraph">
      <loext:graphic-properties draw:fill="none" draw:fill-color="#ffffff"/>
      <style:text-properties style:font-name="Comfortaa Light1" fo:font-size="12pt" fo:font-weight="250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style:font-size-asian="18pt" style:font-size-complex="18pt"/>
    </style:style>
    <style:style style:name="T2" style:family="text">
      <style:text-properties style:font-name="Comfortaa Light" style:font-name-asian="Comfortaa Light" style:font-size-asian="18pt" style:font-name-complex="Comfortaa Ligh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1" fo:font-size="10pt" fo:font-style="normal" fo:text-shadow="none" style:text-underline-style="none" fo:font-weight="250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mfortaa Light" fo:font-size="10pt" fo:font-style="normal" fo:font-weight="250" style:font-name-asian="Comfortaa Light" style:font-size-asian="18pt" style:font-name-complex="Comfortaa Light" style:font-size-complex="18pt"/>
    </style:style>
    <style:style style:name="T5" style:family="text">
      <style:text-properties style:font-name="Comfortaa Light1" fo:font-size="10pt" fo:font-style="normal" fo:font-weight="250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 Light1" fo:font-size="10pt" fo:font-style="normal" fo:text-shadow="none" style:text-underline-style="none" fo:font-weight="250" style:letter-kerning="true" style:font-name-asian="Comfortaa Light" style:font-size-asian="18pt" style:font-style-asian="normal" style:font-weight-asian="normal" style:font-name-complex="Comfortaa Light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mfortaa Light1" fo:font-size="10pt" fo:font-style="normal" fo:font-weight="250" style:font-name-asian="Comfortaa Light" style:font-size-asian="18pt" style:font-name-complex="Comfortaa Light" style:font-size-complex="18pt"/>
    </style:style>
    <style:style style:name="T8" style:family="text">
      <style:text-properties style:font-name="Comfortaa Light1" fo:font-size="12pt" fo:font-weight="2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19cm" svg:y1="7.11cm" svg:x2="28.519cm" svg:y2="7.11cm">
          <text:p/>
        </draw:line>
        <draw:custom-shape draw:style-name="gr2" draw:text-style-name="P2" xml:id="id1" draw:id="id1" draw:layer="layout" svg:width="0.508cm" svg:height="0.508cm" svg:x="4.865cm" svg:y="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8.233cm" svg:y="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0.64cm" svg:x="4.556cm" svg:y="7.577cm">
          <draw:text-box>
            <text:p text:style-name="P3">1700</text:p>
          </draw:text-box>
        </draw:frame>
        <draw:frame draw:style-name="gr4" draw:text-style-name="P4" draw:layer="layout" svg:width="1.27cm" svg:height="0.64cm" svg:x="21.32cm" svg:y="6.207cm">
          <draw:text-box>
            <text:p text:style-name="P3">1800</text:p>
          </draw:text-box>
        </draw:frame>
        <draw:frame draw:style-name="gr5" draw:text-style-name="P6" xml:id="id4" draw:id="id4" draw:layer="layout" svg:width="2.794cm" svg:height="1.064cm" svg:x="0.3cm" svg:y="1.614cm">
          <draw:text-box>
            <text:p text:style-name="P5"><text:span text:style-name="T1">The Royal Society, 1662</text:span></text:p>
          </draw:text-box>
        </draw:frame>
        <draw:frame draw:style-name="gr6" draw:text-style-name="P6" xml:id="id3" draw:id="id3" draw:layer="layout" svg:width="3.81cm" svg:height="1.156cm" svg:x="0.3cm" svg:y="2.805cm">
          <draw:text-box>
            <text:p text:style-name="P5"><text:span text:style-name="T1">Acad</text:span><text:span text:style-name="T2">é</text:span><text:span text:style-name="T1">mie Royal des Sciences, 1666</text:span></text:p>
          </draw:text-box>
        </draw:frame>
        <draw:frame draw:style-name="gr7" draw:text-style-name="P6" xml:id="id5" draw:id="id5" draw:layer="layout" svg:width="3.048cm" svg:height="1.418cm" svg:x="0.3cm" svg:y="0.117cm">
          <draw:text-box>
            <text:p text:style-name="P5"><text:span text:style-name="T1">Philosophical Transactions, 1665</text:span></text:p>
          </draw:text-box>
        </draw:frame>
        <draw:frame draw:style-name="gr8" draw:text-style-name="P6" xml:id="id2" draw:id="id2" draw:layer="layout" svg:width="3.048cm" svg:height="1.029cm" svg:x="0.3cm" svg:y="4.075cm">
          <draw:text-box>
            <text:p text:style-name="P5"><text:span text:style-name="T1">Journal de Savants, 1666</text:span></text:p>
          </draw:text-box>
        </draw:frame>
        <draw:custom-shape draw:style-name="gr2" draw:text-style-name="P2" draw:layer="layout" svg:width="0.508cm" svg:height="0.508cm" svg:x="12.774cm" svg:y="6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27cm" svg:height="0.64cm" svg:x="12.43cm" svg:y="7.599cm">
          <draw:text-box>
            <text:p text:style-name="P3">1750</text:p>
          </draw:text-box>
        </draw:frame>
        <draw:frame draw:style-name="gr8" draw:text-style-name="P6" xml:id="id7" draw:id="id7" draw:layer="layout" svg:width="3.302cm" svg:height="1.029cm" svg:x="11.884cm" svg:y="1.341cm">
          <draw:text-box>
            <text:p text:style-name="P5"><text:span text:style-name="T2">Diario Literario de México</text:span><text:span text:style-name="T1">, 1768</text:span></text:p>
          </draw:text-box>
        </draw:frame>
        <draw:custom-shape draw:style-name="gr2" draw:text-style-name="P2" xml:id="id13" draw:id="id13" draw:layer="layout" svg:width="0.508cm" svg:height="0.508cm" svg:x="20.818cm" svg:y="6.8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6" xml:id="id8" draw:id="id8" draw:layer="layout" svg:width="3.302cm" svg:height="1.418cm" svg:x="9.984cm" svg:y="2.476cm">
          <draw:text-box>
            <text:p text:style-name="P5"><text:span text:style-name="T2">Asuntos Varios sobre Ciencias y Artes</text:span><text:span text:style-name="T1">, 1772-3</text:span></text:p>
          </draw:text-box>
        </draw:frame>
        <draw:frame draw:style-name="gr10" draw:text-style-name="P6" xml:id="id6" draw:id="id6" draw:layer="layout" svg:width="4.191cm" svg:height="1.029cm" svg:x="10.906cm" svg:y="0.111cm">
          <draw:text-box>
            <text:p text:style-name="P5"><text:span text:style-name="T3">Jos</text:span><text:span text:style-name="T4">é</text:span><text:span text:style-name="T5"> Antonio Alzate y Ram</text:span><text:span text:style-name="T4">í</text:span><text:span text:style-name="T5">rez</text:span></text:p>
          </draw:text-box>
        </draw:frame>
        <draw:frame draw:style-name="gr11" draw:text-style-name="P6" xml:id="id9" draw:id="id9" draw:layer="layout" svg:width="3.302cm" svg:height="1.807cm" svg:x="15.44cm" svg:y="1.154cm">
          <draw:text-box>
            <text:p text:style-name="P5"><text:span text:style-name="T6">Observaciones sobre H</text:span><text:span text:style-name="T4">í</text:span><text:span text:style-name="T7">storia Natural y Artes Utiles</text:span><text:span text:style-name="T5">, 1777-8</text:span></text:p>
          </draw:text-box>
        </draw:frame>
        <draw:frame draw:style-name="gr11" draw:text-style-name="P6" xml:id="id10" draw:id="id10" draw:layer="layout" svg:width="3.302cm" svg:height="1.524cm" svg:x="17.413cm" svg:y="3.159cm">
          <draw:text-box>
            <text:p text:style-name="P5"><text:span text:style-name="T3">Gacetas de Literatura de M</text:span><text:span text:style-name="T4">é</text:span><text:span text:style-name="T5">xico, 1788-95</text:span></text:p>
          </draw:text-box>
        </draw:frame>
        <draw:frame draw:style-name="gr8" draw:text-style-name="P6" xml:id="id16" draw:id="id16" draw:layer="layout" svg:width="2.794cm" svg:height="1.029cm" svg:x="12.386cm" svg:y="11.469cm">
          <draw:text-box>
            <text:p text:style-name="P5"><text:span text:style-name="T2">Mercurio Volante</text:span><text:span text:style-name="T1">, 1768</text:span></text:p>
          </draw:text-box>
        </draw:frame>
        <draw:frame draw:style-name="gr8" draw:text-style-name="P6" draw:layer="layout" svg:width="2.838cm" svg:height="1.029cm" svg:x="12.386cm" svg:y="12.544cm">
          <draw:text-box>
            <text:p text:style-name="P5"><text:span text:style-name="T3">Jos</text:span><text:span text:style-name="T4">é</text:span><text:span text:style-name="T5"> </text:span><text:span text:style-name="T5">Ignacio Bartoloache</text:span></text:p>
          </draw:text-box>
        </draw:frame>
        <draw:frame draw:style-name="gr7" draw:text-style-name="P6" xml:id="id14" draw:id="id14" draw:layer="layout" svg:width="3.683cm" svg:height="1.418cm" svg:x="16.676cm" svg:y="12.444cm">
          <draw:text-box>
            <text:p text:style-name="P5"><text:span text:style-name="T3">Sociedad de Amantes del </text:span><text:span text:style-name="T5">Pa</text:span><text:span text:style-name="T4">í</text:span><text:span text:style-name="T7">s, 1787</text:span></text:p>
          </draw:text-box>
        </draw:frame>
        <draw:frame draw:style-name="gr12" draw:text-style-name="P6" xml:id="id15" draw:id="id15" draw:layer="layout" svg:width="3.048cm" svg:height="1.029cm" svg:x="16.676cm" svg:y="11.288cm">
          <draw:text-box>
            <text:p text:style-name="P5"><text:span text:style-name="T2">Mercurio Peruano</text:span><text:span text:style-name="T1">, 1791</text:span></text:p>
          </draw:text-box>
        </draw:frame>
        <draw:frame draw:style-name="gr12" draw:text-style-name="P6" xml:id="id20" draw:id="id20" draw:layer="layout" svg:width="3.048cm" svg:height="1.418cm" svg:x="24.536cm" svg:y="10.182cm">
          <draw:text-box>
            <text:p text:style-name="P5"><text:span text:style-name="T2">Primicias de la Cultura de Quito</text:span><text:span text:style-name="T1">, 1791</text:span></text:p>
          </draw:text-box>
        </draw:frame>
        <draw:frame draw:style-name="gr13" draw:text-style-name="P6" xml:id="id21" draw:id="id21" draw:layer="layout" svg:width="4.413cm" svg:height="1.418cm" svg:x="24.568cm" svg:y="11.706cm">
          <draw:text-box>
            <text:p text:style-name="P5"><text:span text:style-name="T2">Memorias de la Sociedad Econó</text:span><text:span text:style-name="T2">mica (Havana)</text:span><text:span text:style-name="T1">, 1791</text:span></text:p>
          </draw:text-box>
        </draw:frame>
        <draw:frame draw:style-name="gr12" draw:text-style-name="P6" xml:id="id19" draw:id="id19" draw:layer="layout" svg:width="3.048cm" svg:height="1.418cm" svg:x="24.536cm" svg:y="8.658cm">
          <draw:text-box>
            <text:p text:style-name="P5"><text:span text:style-name="T2">La Gaceta de Guatemala</text:span><text:span text:style-name="T1">, 1797</text:span></text:p>
          </draw:text-box>
        </draw:frame>
        <draw:frame draw:style-name="gr4" draw:text-style-name="P4" draw:layer="layout" svg:width="1.27cm" svg:height="0.64cm" svg:x="27.797cm" svg:y="6.075cm">
          <draw:text-box>
            <text:p text:style-name="P3">1850</text:p>
          </draw:text-box>
        </draw:frame>
        <draw:frame draw:style-name="gr8" draw:text-style-name="P6" xml:id="id18" draw:id="id18" draw:layer="layout" svg:width="5.334cm" svg:height="1.029cm" svg:x="22.59cm" svg:y="2.016cm">
          <draw:text-box>
            <text:p text:style-name="P5"><text:span text:style-name="T2">Semenario del Nuevo Reino de Granada</text:span><text:span text:style-name="T1">, 1808</text:span></text:p>
          </draw:text-box>
        </draw:frame>
        <draw:frame draw:style-name="gr14" draw:text-style-name="P6" xml:id="id22" draw:id="id22" draw:layer="layout" svg:width="3.683cm" svg:height="1.029cm" svg:x="25.436cm" svg:y="13.757cm">
          <draw:text-box>
            <text:p text:style-name="P5"><text:span text:style-name="T3">Sociedad de Amantes del </text:span><text:span text:style-name="T5">Pa</text:span><text:span text:style-name="T4">í</text:span><text:span text:style-name="T7">s</text:span></text:p>
          </draw:text-box>
        </draw:frame>
        <draw:frame draw:style-name="gr15" draw:text-style-name="P8" xml:id="id17" draw:id="id17" draw:layer="layout" svg:width="5.334cm" svg:height="0.64cm" svg:x="22.59cm" svg:y="1.127cm">
          <draw:text-box>
            <text:p text:style-name="P7"><text:span text:style-name="T3">Francisco Jos</text:span><text:span text:style-name="T4">é</text:span><text:span text:style-name="T5"> de Caldas</text:span></text:p>
          </draw:text-box>
        </draw:frame>
        <draw:connector draw:style-name="gr16" draw:text-style-name="P9" draw:layer="layout" svg:x1="5.119cm" svg:y1="6.856cm" svg:x2="3.348cm" svg:y2="4.589cm" draw:start-shape="id1" draw:start-glue-point="4" draw:end-shape="id2" draw:end-glue-point="1" svg:d="M5119 6856v-2267h-1771" svg:viewBox="0 0 1772 2268">
          <text:p/>
        </draw:connector>
        <draw:connector draw:style-name="gr16" draw:text-style-name="P9" draw:layer="layout" svg:x1="5.119cm" svg:y1="6.856cm" svg:x2="4.11cm" svg:y2="3.383cm" draw:start-shape="id1" draw:start-glue-point="4" draw:end-shape="id3" draw:end-glue-point="1" svg:d="M5119 6856v-3473h-1009" svg:viewBox="0 0 1010 3474">
          <text:p/>
        </draw:connector>
        <draw:connector draw:style-name="gr16" draw:text-style-name="P9" draw:layer="layout" svg:x1="5.119cm" svg:y1="6.856cm" svg:x2="3.094cm" svg:y2="2.146cm" draw:start-shape="id1" draw:start-glue-point="4" draw:end-shape="id4" draw:end-glue-point="1" svg:d="M5119 6856v-4710h-2025" svg:viewBox="0 0 2026 4711">
          <text:p/>
        </draw:connector>
        <draw:connector draw:style-name="gr16" draw:text-style-name="P9" draw:layer="layout" svg:x1="5.119cm" svg:y1="6.856cm" svg:x2="3.348cm" svg:y2="0.826cm" draw:start-shape="id1" draw:start-glue-point="4" draw:end-shape="id5" draw:end-glue-point="1" svg:d="M5119 6856v-6030h-1771" svg:viewBox="0 0 1772 6031">
          <text:p/>
        </draw:connector>
        <draw:custom-shape draw:style-name="gr2" draw:text-style-name="P2" xml:id="id11" draw:id="id11" draw:layer="layout" svg:width="0.508cm" svg:height="0.508cm" svg:x="16.975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27cm" svg:height="0.64cm" svg:x="16.621cm" svg:y="7.599cm">
          <draw:text-box>
            <text:p text:style-name="P3">1775</text:p>
          </draw:text-box>
        </draw:frame>
        <draw:connector draw:style-name="gr16" draw:text-style-name="P9" draw:layer="layout" svg:x1="10.906cm" svg:y1="0.625cm" svg:x2="11.884cm" svg:y2="1.855cm" draw:start-shape="id6" draw:start-glue-point="3" draw:end-shape="id7" draw:end-glue-point="3" svg:d="M10906 625h-501v1230h1479" svg:viewBox="0 0 1480 1231">
          <text:p/>
        </draw:connector>
        <draw:connector draw:style-name="gr16" draw:text-style-name="P9" draw:layer="layout" svg:x1="10.906cm" svg:y1="0.625cm" svg:x2="9.984cm" svg:y2="3.185cm" draw:start-shape="id6" draw:start-glue-point="3" draw:end-shape="id8" draw:end-glue-point="3" svg:d="M10906 625h-1423v2560h501" svg:viewBox="0 0 1424 2561">
          <text:p/>
        </draw:connector>
        <draw:connector draw:style-name="gr16" draw:text-style-name="P9" draw:layer="layout" svg:x1="15.097cm" svg:y1="0.625cm" svg:x2="18.742cm" svg:y2="2.057cm" draw:start-shape="id6" draw:start-glue-point="1" draw:end-shape="id9" draw:end-glue-point="1" svg:d="M15097 625h4146v1432h-501" svg:viewBox="0 0 4147 1433">
          <text:p/>
        </draw:connector>
        <draw:connector draw:style-name="gr16" draw:text-style-name="P9" draw:layer="layout" svg:x1="15.097cm" svg:y1="0.625cm" svg:x2="20.715cm" svg:y2="3.921cm" draw:start-shape="id6" draw:start-glue-point="1" draw:end-shape="id10" draw:end-glue-point="1" svg:d="M15097 625h6119v3296h-501" svg:viewBox="0 0 6120 3297">
          <text:p/>
        </draw:connector>
        <draw:connector draw:style-name="gr16" draw:text-style-name="P9" draw:layer="layout" svg:x1="11.635cm" svg:y1="3.894cm" svg:x2="17.229cm" svg:y2="6.857cm" draw:start-shape="id8" draw:start-glue-point="2" draw:end-shape="id11" draw:end-glue-point="4" svg:d="M11635 3894v1482h5594v1481" svg:viewBox="0 0 5595 2964">
          <text:p/>
        </draw:connector>
        <draw:connector draw:style-name="gr16" draw:text-style-name="P9" draw:layer="layout" svg:x1="13.535cm" svg:y1="2.37cm" svg:x2="15.33cm" svg:y2="6.858cm" draw:start-shape="id7" draw:start-glue-point="2" draw:end-shape="id12" draw:end-glue-point="4" svg:d="M13535 2370v2244h1795v2244" svg:viewBox="0 0 1796 4489">
          <text:p/>
        </draw:connector>
        <draw:custom-shape draw:style-name="gr2" draw:text-style-name="P2" xml:id="id12" draw:id="id12" draw:layer="layout" svg:width="0.508cm" svg:height="0.508cm" svg:x="15.07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9" draw:layer="layout" svg:x1="17.091cm" svg:y1="2.961cm" svg:x2="17.229cm" svg:y2="6.857cm" draw:start-shape="id9" draw:start-glue-point="2" draw:end-shape="id11" draw:end-glue-point="4" svg:d="M17091 2961v1948h138v1948" svg:viewBox="0 0 139 3897">
          <text:p/>
        </draw:connector>
        <draw:connector draw:style-name="gr16" draw:text-style-name="P9" draw:layer="layout" svg:x1="19.064cm" svg:y1="4.683cm" svg:x2="21.072cm" svg:y2="6.856cm" draw:start-shape="id10" draw:start-glue-point="2" draw:end-shape="id13" draw:end-glue-point="4" svg:d="M19064 4683v1087h2008v1086" svg:viewBox="0 0 2009 2174">
          <text:p/>
        </draw:connector>
        <draw:connector draw:style-name="gr16" draw:text-style-name="P9" draw:layer="layout" svg:x1="16.676cm" svg:y1="13.153cm" svg:x2="16.676cm" svg:y2="11.802cm" draw:start-shape="id14" draw:start-glue-point="3" draw:end-shape="id15" draw:end-glue-point="3" svg:d="M16676 13153h-501v-1351h501" svg:viewBox="0 0 502 1352">
          <text:p/>
        </draw:connector>
        <draw:connector draw:style-name="gr16" draw:text-style-name="P9" draw:layer="layout" svg:x1="18.2cm" svg:y1="11.288cm" svg:x2="21.072cm" svg:y2="7.364cm" draw:start-shape="id15" draw:start-glue-point="0" draw:end-shape="id13" draw:end-glue-point="8" svg:d="M18200 11288v-1961h2872v-1963" svg:viewBox="0 0 2873 3925">
          <text:p/>
        </draw:connector>
        <draw:connector draw:style-name="gr16" draw:text-style-name="P9" draw:layer="layout" svg:x1="13.783cm" svg:y1="11.469cm" svg:x2="15.33cm" svg:y2="7.366cm" draw:start-shape="id16" draw:start-glue-point="0" draw:end-shape="id12" draw:end-glue-point="8" svg:d="M13783 11469v-2051h1547v-2052" svg:viewBox="0 0 1548 4104">
          <text:p/>
        </draw:connector>
        <draw:connector draw:style-name="gr16" draw:text-style-name="P9" draw:layer="layout" svg:x1="27.924cm" svg:y1="1.447cm" svg:x2="27.924cm" svg:y2="2.53cm" draw:start-shape="id17" draw:start-glue-point="1" draw:end-shape="id18" draw:end-glue-point="1" svg:d="M27924 1447h501v1083h-501" svg:viewBox="0 0 502 1084">
          <text:p/>
        </draw:connector>
        <draw:connector draw:style-name="gr16" draw:text-style-name="P9" draw:layer="layout" svg:x1="25.257cm" svg:y1="3.045cm" svg:x2="21.072cm" svg:y2="6.856cm" draw:start-shape="id18" draw:start-glue-point="2" draw:end-shape="id13" draw:end-glue-point="4" svg:d="M25257 3045v1906h-4185v1905" svg:viewBox="0 0 4186 3812">
          <text:p/>
        </draw:connector>
        <draw:connector draw:style-name="gr16" draw:text-style-name="P9" draw:layer="layout" svg:x1="26.06cm" svg:y1="8.658cm" svg:x2="21.072cm" svg:y2="7.364cm" draw:start-shape="id19" draw:start-glue-point="0" draw:end-shape="id13" draw:end-glue-point="8" svg:d="M26060 8658v-646h-4988v-648" svg:viewBox="0 0 4989 1295">
          <text:p/>
        </draw:connector>
        <draw:connector draw:style-name="gr16" draw:text-style-name="P9" draw:layer="layout" svg:x1="24.536cm" svg:y1="10.891cm" svg:x2="21.072cm" svg:y2="7.364cm" draw:start-shape="id20" draw:start-glue-point="3" draw:end-shape="id13" draw:end-glue-point="8" svg:d="M24536 10891h-3464v-3527" svg:viewBox="0 0 3465 3528">
          <text:p/>
        </draw:connector>
        <draw:connector draw:style-name="gr16" draw:text-style-name="P9" draw:layer="layout" svg:x1="24.568cm" svg:y1="12.415cm" svg:x2="21.072cm" svg:y2="7.364cm" draw:start-shape="id21" draw:start-glue-point="3" draw:end-shape="id13" draw:end-glue-point="8" svg:d="M24568 12415h-3496v-5051" svg:viewBox="0 0 3497 5052">
          <text:p/>
        </draw:connector>
        <draw:connector draw:style-name="gr16" draw:text-style-name="P9" draw:layer="layout" svg:x1="29.119cm" svg:y1="14.271cm" svg:x2="28.981cm" svg:y2="12.415cm" draw:start-shape="id22" draw:start-glue-point="1" draw:end-shape="id21" draw:end-glue-point="1" svg:d="M29119 14271h501v-1856h-639" svg:viewBox="0 0 640 1857">
          <text:p/>
        </draw:connector>
        <draw:connector draw:style-name="gr16" draw:text-style-name="P9" draw:layer="layout" draw:line-skew="0.609cm" svg:x1="29.119cm" svg:y1="14.271cm" svg:x2="27.584cm" svg:y2="10.891cm" draw:start-shape="id22" draw:start-glue-point="1" draw:end-shape="id20" draw:end-glue-point="1" svg:d="M29119 14271h1110v-3380h-2645" svg:viewBox="0 0 2646 3381">
          <text:p/>
        </draw:connector>
        <draw:connector draw:style-name="gr16" draw:text-style-name="P9" draw:layer="layout" svg:x1="29.119cm" svg:y1="14.271cm" svg:x2="27.584cm" svg:y2="9.367cm" draw:start-shape="id22" draw:start-glue-point="1" draw:end-shape="id19" draw:end-glue-point="1" svg:d="M29119 14271h501v-4904h-2036" svg:viewBox="0 0 2037 4905">
          <text:p/>
        </draw:connector>
        <draw:frame draw:style-name="gr17" draw:text-style-name="P11" draw:layer="layout" svg:width="13.462cm" svg:height="0.721cm" svg:x="0.111cm" svg:y="14.24cm">
          <draw:text-box>
            <text:p text:style-name="P10"><text:span text:style-name="T8">https://en.wikipedia.org/wiki/List_of_early-modern_journals</text:span></text:p>
          </draw:text-box>
        </draw:frame>
        <draw:line draw:style-name="gr18" draw:text-style-name="P12" draw:layer="layout" svg:x1="6.715cm" svg:y1="14.24cm" svg:x2="6.715cm" svg:y2="7.09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mfortaa Light" svg:font-family="'Comfortaa Light'"/>
    <style:font-face style:name="Comfortaa Light3" svg:font-family="'Comfortaa Light'" style:font-adornments="Light"/>
    <style:font-face style:name="Comfortaa Light2" svg:font-family="'Comfortaa Light'" style:font-pitch="variable"/>
    <style:font-face style:name="Comfortaa Light1" svg:font-family="'Comfortaa Light'" style:font-adornments="Light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6T18:23:38.025273765</meta:creation-date>
    <dc:date>2021-01-26T20:21:54.158797687</dc:date>
    <meta:editing-duration>PT44M27S</meta:editing-duration>
    <meta:editing-cycles>9</meta:editing-cycles>
    <meta:generator>LibreOffice/7.0.4.2$Linux_X86_64 LibreOffice_project/00$Build-2</meta:generator>
    <meta:document-statistic meta:object-count="56"/>
  </office:meta>
</office:document-meta>
</file>